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d350" officeooo:paragraph-rsid="0010d350"/>
    </style:style>
    <style:style style:name="P2" style:family="paragraph" style:parent-style-name="Header">
      <style:paragraph-properties fo:text-align="center" style:justify-single-word="false"/>
      <style:text-properties officeooo:rsid="0010d350" officeooo:paragraph-rsid="0010d3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ue of Suitors:</text:p>
      <text:p text:style-name="P1">A B C D E F G H I J K L M N O P Q R S T U V W X Y Z [ \ ] ^ _ ` a b c d</text:p>
      <text:p text:style-name="P1"/>
      <text:p text:style-name="P1"/>
      <text:p text:style-name="P1">The winning suitor is: P</text:p>
      <text:p text:style-name="P1">Queue size is: 1</text:p>
      <text:p text:style-name="P1"/>
      <text:p text:style-name="P1">Press any key to continue . .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0d350" officeooo:paragraph-rsid="0010d35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uitor Queue output<text:line-break/>By John Knowles CS372 Spring 2015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2S</meta:editing-duration>
    <meta:editing-cycles>4</meta:editing-cycles>
    <meta:generator>LibreOffice/4.3.5.2$Windows_x86 LibreOffice_project/3a87456aaa6a95c63eea1c1b3201acedf0751bd5</meta:generator>
    <dc:date>2015-02-18T12:02:29.113000000</dc:date>
    <meta:document-statistic meta:table-count="0" meta:image-count="0" meta:object-count="0" meta:page-count="1" meta:paragraph-count="6" meta:word-count="65" meta:character-count="212" meta:non-whitespace-character-count="153"/>
    <meta:user-defined meta:name="Info 1"/>
    <meta:user-defined meta:name="Info 2"/>
    <meta:user-defined meta:name="Info 3"/>
    <meta:user-defined meta:name="Info 4"/>
  </office:meta>
</office:document-meta>
</file>